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0240DB9ACB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rsiva" svg:font-family="Corsiva"/>
    <style:font-face style:name="Georgia" svg:font-family="Georg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249cm" fo:margin-left="-0.191cm" table:align="left" style:writing-mode="lr-tb"/>
    </style:style>
    <style:style style:name="Tableau1.A" style:family="table-column">
      <style:table-column-properties style:column-width="10.192cm"/>
    </style:style>
    <style:style style:name="Tableau1.B" style:family="table-column">
      <style:table-column-properties style:column-width="6.057cm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Corsiva" fo:font-size="14pt" fo:font-weight="normal" style:font-name-asian="Corsiva" style:font-size-asian="14pt" style:font-weight-asian="normal" style:font-name-complex="Corsiva" style:font-size-complex="14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orsiva" fo:font-size="14pt" fo:font-style="normal" style:text-underline-style="none" fo:font-weight="normal" style:font-name-asian="Corsiva" style:font-size-asian="14pt" style:font-style-asian="normal" style:font-weight-asian="normal" style:font-name-complex="Corsiva" style:font-size-complex="14pt" style:font-style-complex="normal" style:font-weight-complex="normal"/>
    </style:style>
    <style:style style:name="P8" style:family="paragraph" style:parent-style-name="Standard">
      <style:paragraph-properties fo:line-height="115%" style:writing-mode="lr-tb"/>
    </style:style>
    <style:style style:name="P9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style:font-name="Corsiva" fo:font-size="14pt" fo:font-style="italic" fo:font-weight="bold" style:font-name-asian="Corsiva" style:font-size-asian="14pt" style:font-style-asian="italic" style:font-weight-asian="bold" style:font-name-complex="Corsiva" style:font-size-complex="14pt" style:font-style-complex="italic" style:font-weight-complex="bold"/>
    </style:style>
    <style:style style:name="T2" style:family="text">
      <style:text-properties style:font-name="Corsiva" fo:font-size="14pt" fo:font-style="italic" style:font-name-asian="Corsiva" style:font-size-asian="14pt" style:font-style-asian="italic" style:font-name-complex="Corsiva" style:font-size-complex="14pt" style:font-style-complex="italic"/>
    </style:style>
    <style:style style:name="T3" style:family="text">
      <style:text-properties style:font-name="Corsiva" fo:font-size="14pt" style:font-name-asian="Corsiva" style:font-size-asian="14pt" style:font-name-complex="Corsiva" style:font-size-complex="14pt"/>
    </style:style>
    <style:style style:name="T4" style:family="text">
      <style:text-properties style:font-name="Corsiva" fo:font-size="14pt" fo:font-weight="normal" style:font-name-asian="Corsiva" style:font-size-asian="14pt" style:font-weight-asian="normal" style:font-name-complex="Corsiva" style:font-size-complex="14pt" style:font-weight-complex="normal"/>
    </style:style>
    <style:style style:name="T5" style:family="text">
      <style:text-properties style:font-name="Corsiva" fo:font-size="12pt" style:font-name-asian="Corsiva" style:font-size-asian="12pt" style:font-name-complex="Corsiva" style:font-size-complex="12pt"/>
    </style:style>
    <style:style style:name="T6" style:family="text">
      <style:text-properties style:font-name="Corsiva" fo:font-size="12pt" fo:font-weight="bold" style:font-name-asian="Corsiva" style:font-size-asian="12pt" style:font-weight-asian="bold" style:font-name-complex="Corsiva" style:font-size-complex="12pt" style:font-weight-complex="bold"/>
    </style:style>
    <style:style style:name="T7" style:family="text">
      <style:text-properties fo:color="#000000" style:text-line-through-style="none" style:text-line-through-type="none" style:font-name="Corsiva" fo:font-size="14pt" fo:font-style="normal" style:text-underline-style="none" fo:font-weight="normal" style:font-name-asian="Corsiva" style:font-size-asian="14pt" style:font-style-asian="normal" style:font-weight-asian="normal" style:font-name-complex="Corsiva" style:font-size-complex="14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Corsiva" fo:font-size="12pt" fo:font-style="normal" style:text-underline-style="none" fo:font-weight="normal" style:font-name-asian="Corsiva" style:font-size-asian="12pt" style:font-style-asian="normal" style:font-weight-asian="normal" style:font-name-complex="Corsiva" style:font-size-complex="12pt" style:font-style-complex="normal" style:font-weight-complex="normal"/>
    </style:style>
    <style:style style:name="fr1" style:family="graphic" style:parent-style-name="Graphics">
      <style:graphic-properties fo:margin-left="0.318cm" fo:margin-right="0.318cm" style:wrap="parallel" style:number-wrapped-paragraphs="no-limit" style:wrap-contour="false" style:vertical-pos="from-top" style:vertical-rel="paragraph" style:horizontal-pos="from-left" style:horizontal-rel="paragraph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char" svg:x="0.247cm" svg:y="-1.235cm" svg:width="14.746cm" svg:height="0.953cm" draw:z-index="0"><draw:image xlink:href="Pictures/100002010000021A000000240DB9ACBC.png" xlink:type="simple" xlink:show="embed" xlink:actuate="onLoad"/></draw:frame></text:p>
      <text:p text:style-name="P1"><text:span text:style-name="T1">Lesson Title:</text:span> <text:s/><text:span text:style-name="T3">Pollution, a threat to our environment</text:span></text:p>
      <text:p text:style-name="P1"><text:span text:style-name="T1">Level: </text:span>:<text:span text:style-name="T3">9th level</text:span></text:p>
      <text:p text:style-name="P1"><text:span text:style-name="T1">Duration:</text:span> <text:span text:style-name="T3">2 hours</text:span></text:p>
      <text:p text:style-name="P1"><text:span text:style-name="T1">Objectives:</text:span></text:p>
      <text:p text:style-name="P1"><text:span text:style-name="T5"><text:s text:c="11"/></text:span><text:span text:style-name="T6">By the end of the lesson the pupils will be able to:</text:span></text:p>
      <text:list xml:id="list262658915061572625" text:style-name="LS1">
        <text:list-item>
          <text:p text:style-name="P6"><text:span text:style-name="T4">Name the different types of pollution</text:span></text:p>
        </text:list-item>
        <text:list-item>
          <text:p text:style-name="P6"><text:span text:style-name="T4">Know the causes and effects of the different types of pollution</text:span></text:p>
        </text:list-item>
        <text:list-item>
          <text:p text:style-name="P6"><text:span text:style-name="T4">Listen and take notes</text:span></text:p>
        </text:list-item>
        <text:list-item>
          <text:p text:style-name="P6"><text:span text:style-name="T4">Write a paragraph about pollution, its causes and its effects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text:span text:style-name="T7">Presentation of the topic of the lesson</text:span></text:p>
            <text:p text:style-name="P3"><text:span text:style-name="T7">Watching a video</text:span></text:p>
          </table:table-cell>
          <table:table-cell table:style-name="Tableau1.A1" office:value-type="string">
            <text:p text:style-name="P4"><text:span text:style-name="T8">15 min</text:span></text:p>
          </table:table-cell>
        </table:table-row>
        <table:table-row>
          <table:table-cell table:style-name="Tableau1.A1" office:value-type="string">
            <text:p text:style-name="P3"><text:span text:style-name="T7">The definition and the types of pollution</text:span></text:p>
          </table:table-cell>
          <table:table-cell table:style-name="Tableau1.A1" office:value-type="string">
            <text:p text:style-name="P4"><text:span text:style-name="T8">20 min</text:span></text:p>
          </table:table-cell>
        </table:table-row>
        <table:table-row>
          <table:table-cell table:style-name="Tableau1.A1" office:value-type="string">
            <text:p text:style-name="P3"><text:span text:style-name="T7">Presentation of visuals</text:span></text:p>
          </table:table-cell>
          <table:table-cell table:style-name="Tableau1.A1" office:value-type="string">
            <text:p text:style-name="P4"><text:span text:style-name="T8">10 min</text:span></text:p>
          </table:table-cell>
        </table:table-row>
        <table:table-row>
          <table:table-cell table:style-name="Tableau1.A1" office:value-type="string">
            <text:p text:style-name="P3"><text:span text:style-name="T7">Group work</text:span></text:p>
          </table:table-cell>
          <table:table-cell table:style-name="Tableau1.A1" office:value-type="string">
            <text:p text:style-name="P4"><text:span text:style-name="T8">15 min</text:span></text:p>
          </table:table-cell>
        </table:table-row>
        <table:table-row>
          <table:table-cell table:style-name="Tableau1.A1" office:value-type="string">
            <text:p text:style-name="P7">presentations</text:p>
          </table:table-cell>
          <table:table-cell table:style-name="Tableau1.A1" office:value-type="string">
            <text:p text:style-name="P4"><text:span text:style-name="T8">20 min</text:span></text:p>
          </table:table-cell>
        </table:table-row>
        <table:table-row>
          <table:table-cell table:style-name="Tableau1.A1" office:value-type="string">
            <text:p text:style-name="P3"><text:span text:style-name="T7">An assessment exercise of vocabulary, google form</text:span></text:p>
          </table:table-cell>
          <table:table-cell table:style-name="Tableau1.A1" office:value-type="string">
            <text:p text:style-name="P4"><text:span text:style-name="T8">15 min</text:span></text:p>
          </table:table-cell>
        </table:table-row>
        <table:table-row>
          <table:table-cell table:style-name="Tableau1.A1" office:value-type="string">
            <text:p text:style-name="P3"><text:span text:style-name="T7">Writing a paragraph</text:span></text:p>
          </table:table-cell>
          <table:table-cell table:style-name="Tableau1.A1" office:value-type="string">
            <text:p text:style-name="P4"><text:span text:style-name="T8">15 min</text:span></text:p>
          </table:table-cell>
        </table:table-row>
      </table:table>
      <text:p text:style-name="P1"><text:span text:style-name="T1">The plan of the lesson:</text:span></text:p>
      <text:p text:style-name="P2"/>
      <text:p text:style-name="P1"><text:span text:style-name="T1">Materials:</text:span><text:span text:style-name="T3"> <text:s text:c="2"/>Video <text:s/>- <text:s/>Visuals <text:s/>- Google form <text:s text:c="2"/>- Group work</text:span></text:p>
      <text:p text:style-name="P1"><text:span text:style-name="T1">Questions to be asked: </text:span><text:span text:style-name="T2">how many types of pollutions are there?</text:span></text:p>
      <text:p text:style-name="P1"><text:span text:style-name="T2"><text:s text:c="36"/>What are the causes and effects of pollution?</text:span></text:p>
      <text:p text:style-name="P1"><text:span text:style-name="T2"><text:s text:c="36"/>What is the type of pollution existing in your town?</text:span></text:p>
      <text:p text:style-name="P1"><text:span text:style-name="T1">New vocabulary:</text:span><text:span text:style-name="T2"> pollution – cause – effect – deafness - rubbish – contamination – <text:s/>garbage</text:span></text:p>
      <text:p text:style-name="P8"><text:span text:style-name="T2"/></text:p>
      <text:p text:style-name="P8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orsiva" svg:font-family="Corsiva"/>
    <style:font-face style:name="Georgia" svg:font-family="Georg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-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title/>
    <meta:initial-creator/>
    <meta:editing-cycles>2</meta:editing-cycles>
    <dc:date>2015-09-19T03:40:35.875000000</dc:date>
    <meta:editing-duration>PT41S</meta:editing-duration>
    <meta:document-statistic meta:table-count="1" meta:image-count="1" meta:object-count="0" meta:page-count="1" meta:paragraph-count="30" meta:word-count="163" meta:character-count="1007" meta:non-whitespace-character-count="781"/>
  </office:meta>
</office:document-meta>
</file>